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729d1" officeooo:paragraph-rsid="00075e60"/>
    </style:style>
    <style:style style:name="P2" style:family="paragraph" style:parent-style-name="Standard">
      <style:text-properties style:font-name="Times New Roman" fo:font-weight="bold" officeooo:rsid="001729d1" officeooo:paragraph-rsid="00075e60" style:font-weight-asian="bold" style:font-weight-complex="bold"/>
    </style:style>
    <style:style style:name="P3" style:family="paragraph" style:parent-style-name="Standard">
      <style:text-properties style:font-name="Times New Roman" fo:font-weight="bold" officeooo:rsid="00075e60" officeooo:paragraph-rsid="00075e60" style:font-weight-asian="bold" style:font-weight-complex="bold"/>
    </style:style>
    <style:style style:name="P4" style:family="paragraph" style:parent-style-name="Standard">
      <style:text-properties style:font-name="Times New Roman" officeooo:rsid="001ac3c1" officeooo:paragraph-rsid="00075e60"/>
    </style:style>
    <style:style style:name="P5" style:family="paragraph" style:parent-style-name="Standard">
      <style:text-properties style:font-name="Times New Roman" officeooo:rsid="00075e60" officeooo:paragraph-rsid="00075e60"/>
    </style:style>
    <style:style style:name="P6" style:family="paragraph" style:parent-style-name="Standard">
      <style:paragraph-properties fo:text-align="justify" style:justify-single-word="false"/>
      <style:text-properties officeooo:paragraph-rsid="00075e60"/>
    </style:style>
    <style:style style:name="P7" style:family="paragraph" style:parent-style-name="Standard">
      <style:paragraph-properties fo:text-align="justify" style:justify-single-word="false"/>
      <style:text-properties officeooo:paragraph-rsid="000c8c74"/>
    </style:style>
    <style:style style:name="T1" style:family="text">
      <style:text-properties style:font-name="Times New Roman" officeooo:rsid="00075e60"/>
    </style:style>
    <style:style style:name="T2" style:family="text">
      <style:text-properties style:font-name="Times New Roman" officeooo:rsid="0008822c"/>
    </style:style>
    <style:style style:name="T3" style:family="text">
      <style:text-properties style:font-name="Times New Roman" officeooo:rsid="000a437f"/>
    </style:style>
    <style:style style:name="T4" style:family="text">
      <style:text-properties style:font-name="Times New Roman" officeooo:rsid="000c5894"/>
    </style:style>
    <style:style style:name="T5" style:family="text">
      <style:text-properties style:font-name="Times New Roman" officeooo:rsid="000c8c74"/>
    </style:style>
    <style:style style:name="T6" style:family="text">
      <style:text-properties style:font-name="Times New Roman" officeooo:rsid="000d1f50"/>
    </style:style>
    <style:style style:name="T7" style:family="text">
      <style:text-properties style:font-name="Times New Roman" officeooo:rsid="000d6956"/>
    </style:style>
    <style:style style:name="T8" style:family="text">
      <style:text-properties style:font-name="Times New Roman" officeooo:rsid="000ee13d"/>
    </style:style>
    <style:style style:name="T9" style:family="text">
      <style:text-properties style:font-name="Times New Roman" officeooo:rsid="000f6d5d"/>
    </style:style>
    <style:style style:name="T10" style:family="text">
      <style:text-properties style:font-name="Times New Roman" officeooo:rsid="001131ab"/>
    </style:style>
    <style:style style:name="T11" style:family="text">
      <style:text-properties style:font-name="Times New Roman" officeooo:rsid="001187d3"/>
    </style:style>
    <style:style style:name="T12" style:family="text">
      <style:text-properties style:font-name="Times New Roman" officeooo:rsid="0012be30"/>
    </style:style>
    <style:style style:name="T13" style:family="text">
      <style:text-properties style:font-name="Times New Roman" officeooo:rsid="00155a6b"/>
    </style:style>
    <style:style style:name="T14" style:family="text">
      <style:text-properties style:font-name="Times New Roman" officeooo:rsid="00161804"/>
    </style:style>
    <style:style style:name="T15" style:family="text">
      <style:text-properties style:font-name="Times New Roman" officeooo:rsid="001678d5"/>
    </style:style>
    <style:style style:name="T16" style:family="text">
      <style:text-properties style:font-name="Times New Roman" officeooo:rsid="0017c1fd"/>
    </style:style>
    <style:style style:name="T17" style:family="text">
      <style:text-properties style:font-name="Times New Roman" officeooo:rsid="00187fc9"/>
    </style:style>
    <style:style style:name="T18" style:family="text">
      <style:text-properties style:font-name="Times New Roman" officeooo:rsid="00194408"/>
    </style:style>
    <style:style style:name="T19" style:family="text">
      <style:text-properties style:font-name="Times New Roman" officeooo:rsid="001af90e"/>
    </style:style>
    <style:style style:name="T20" style:family="text">
      <style:text-properties style:font-name="Times New Roman" officeooo:rsid="001cf719"/>
    </style:style>
    <style:style style:name="T21" style:family="text">
      <style:text-properties style:font-name="Times New Roman" officeooo:rsid="001fd011"/>
    </style:style>
    <style:style style:name="T22" style:family="text">
      <style:text-properties officeooo:rsid="001187d3"/>
    </style:style>
    <style:style style:name="T23" style:family="text">
      <style:text-properties officeooo:rsid="0012be30"/>
    </style:style>
    <style:style style:name="T24" style:family="text">
      <style:text-properties officeooo:rsid="00161804"/>
    </style:style>
    <style:style style:name="T25" style:family="text">
      <style:text-properties officeooo:rsid="001af90e"/>
    </style:style>
    <style:style style:name="T26" style:family="text">
      <style:text-properties officeooo:rsid="001fd0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hammad Roychan Meliaz</text:p>
      <text:p text:style-name="P2">FSDO001ONL021</text:p>
      <text:p text:style-name="P1"/>
      <text:p text:style-name="P4">OCBC – Hacktiv8 Bootcamp</text:p>
      <text:p text:style-name="P3">Kesulitan di Sesi 7 dan Sesi 8</text:p>
      <text:p text:style-name="P5"/>
      <text:p text:style-name="P6"><text:span text:style-name="T1">Pada </text:span><text:span text:style-name="T3">pembelajaran materi </text:span><text:span text:style-name="T1">sesi 7 dan sesi 8, diperlukan Windows Forms yang berjalan di Visual Studio. </text:span><text:span text:style-name="T6">Sayangnya </text:span><text:span text:style-name="T4">Visual Studio </text:span><text:span text:style-name="T2">tidak tersedia di </text:span><text:span text:style-name="T19">laptop</text:span><text:span text:style-name="T2"> saya, Linux - Ubuntu 20.04 yang dimana tidak di support oleh Visual Studio. </text:span><text:span text:style-name="T4">Saya sudah mencoba setup </text:span><text:span text:style-name="T7">W</text:span><text:span text:style-name="T4">indows </text:span><text:span text:style-name="T7">F</text:span><text:span text:style-name="T4">orms </text:span><text:span text:style-name="T5">di linux dengan </text:span><text:span text:style-name="T7">menggunakan M</text:span><text:span text:style-name="T5">ono, namun </text:span><text:span text:style-name="T7">hasilnya </text:span><text:span text:style-name="T5">sedikit berbeda dengan Visual Studio karena tidak ada form editor </text:span><text:span text:style-name="T8">(full code)</text:span><text:span text:style-name="T5">.</text:span></text:p>
      <text:p text:style-name="P6"><text:span text:style-name="T5"/></text:p>
      <text:p text:style-name="P7"><text:span text:style-name="T5">Untuk menanganinya, saya coba install Virtualbox Windows di laptop, namun </text:span><text:span text:style-name="T9">hasilnya </text:span><text:span text:style-name="T5">cukup lambat </text:span><text:span text:style-name="T10">serta </text:span><text:span text:style-name="T5">tidak </text:span><text:span text:style-name="T10">machine saya tidak punya </text:span><text:span text:style-name="T5">cukup storage untuk install tool lainnya. </text:span><text:span text:style-name="T11">Kemudian saya coba </text:span><text:span text:style-name="T13">jalankan</text:span><text:span text:style-name="T11"> </text:span><text:span text:style-name="T16">Visual Studio </text:span><text:span text:style-name="T11">di PC </text:span><text:span text:style-name="T14">lama saya</text:span><text:span text:style-name="T11">, </text:span><text:span text:style-name="T12">namun berjalan</text:span><text:span text:style-name="T11"> </text:span><text:span text:style-name="T12">sangat lambat </text:span><text:span text:style-name="T20">juga</text:span><text:span text:style-name="T12"> </text:span><text:span text:style-name="T17">karena spec nya yang </text:span><text:span text:style-name="T21">cukup </text:span><text:span text:style-name="T17">tua </text:span><text:span text:style-name="T18">(Core 2 Quad)</text:span><text:span text:style-name="T12">. </text:span><text:span text:style-name="T6">Pada akhirnya </text:span><text:span text:style-name="T5">saya </text:span><text:span text:style-name="T6">coba </text:span><text:span text:style-name="T12">pasang drive baru </text:span><text:span text:style-name="T15">di laptop</text:span><text:span text:style-name="T12"> dan melakukan </text:span><text:span text:style-name="T6">dualboot Windows </text:span><text:span text:style-name="T12">serta </text:span><text:span text:style-name="T6">mengulang seluruh setupny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09:31:58.572144463</meta:creation-date>
    <dc:date>2021-10-18T09:54:22.450229487</dc:date>
    <meta:editing-duration>PT22M12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41" meta:character-count="913" meta:non-whitespace-character-count="776"/>
  </office:meta>
</office:document-meta>
</file>